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b48f" officeooo:paragraph-rsid="0003b48f"/>
    </style:style>
    <style:style style:name="P2" style:family="paragraph" style:parent-style-name="Standard">
      <style:text-properties style:text-line-through-style="none" style:text-line-through-type="none" officeooo:rsid="0003b48f" officeooo:paragraph-rsid="0003b48f"/>
    </style:style>
    <style:style style:name="P3" style:family="paragraph" style:parent-style-name="Standard">
      <style:text-properties style:text-line-through-style="none" style:text-line-through-type="none" officeooo:rsid="000598ca" officeooo:paragraph-rsid="000598ca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officeooo:rsid="000598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utational Introduction to Robotics</text:p>
      <text:p text:style-name="P1">Warmup Project</text:p>
      <text:p text:style-name="P1">Benjamin Ziemann</text:p>
      <text:p text:style-name="P1"/>
      <text:p text:style-name="P1"/>
      <text:p text:style-name="P1">Behaviour 1: Drive a <text:span text:style-name="T1">Square</text:span><text:span text:style-name="T2"> Regular N-gon</text:span></text:p>
      <text:p text:style-name="P2"/>
      <text:p text:style-name="P2">Behaviour 2: Wall <text:span text:style-name="T3">F</text:span>ollower</text:p>
      <text:p text:style-name="P2"/>
      <text:p text:style-name="P3">Behaviour 3: Human Follower</text:p>
      <text:p text:style-name="P3"/>
      <text:p text:style-name="P3">Behaviour 4: Obstacle Avoidance</text:p>
      <text:p text:style-name="P3"/>
      <text:p text:style-name="P3">Behaviour 5: Finite State Contro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9T20:47:58.528337657</meta:creation-date>
    <meta:generator>LibreOffice/5.1.6.2$Linux_X86_64 LibreOffice_project/10m0$Build-2</meta:generator>
    <dc:date>2018-09-11T13:47:00.004975200</dc:date>
    <meta:editing-duration>PT3M56S</meta:editing-duration>
    <meta:editing-cycles>2</meta:editing-cycles>
    <meta:document-statistic meta:table-count="0" meta:image-count="0" meta:object-count="0" meta:page-count="1" meta:paragraph-count="8" meta:word-count="32" meta:character-count="226" meta:non-whitespace-character-count="202"/>
  </office:meta>
</office:document-meta>
</file>